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1.164cm"/>
          <style:tab-stop style:position="3.889cm"/>
          <style:tab-stop style:position="9.022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2"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13"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14" style:family="paragraph" style:parent-style-name="Standard" style:master-page-name="Standard">
      <style:paragraph-properties style:page-number="auto"/>
      <style:text-properties fo:font-weight="bold" style:font-weight-asian="bold"/>
    </style:style>
    <style:style style:name="P15"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6"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17"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18"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style>
    <style:style style:name="P19"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99"/>
    </style:style>
    <style:style style:name="P20"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00"/>
    </style:style>
    <style:style style:name="P21"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22"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transparent"/>
    </style:style>
    <style:style style:name="P23"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fo:background-color="#ffff99"/>
    </style:style>
    <style:style style:name="P24" style:family="paragraph">
      <style:paragraph-properties fo:margin-top="0cm" fo:margin-bottom="0cm" fo:line-height="115%" fo:text-align="center" style:writing-mode="lr-tb"/>
    </style:style>
    <style:style style:name="P25" style:family="paragraph">
      <style:paragraph-properties fo:margin-top="0cm" fo:margin-bottom="0cm" fo:line-height="100%" fo:text-align="center" style:writing-mode="lr-tb"/>
    </style:style>
    <style:style style:name="P26" style:family="paragraph">
      <style:paragraph-properties fo:margin-top="0cm" fo:margin-bottom="0cm" fo:line-height="100%" fo:text-align="start" style:writing-mode="lr-tb"/>
    </style:style>
    <style:style style:name="P27" style:family="paragraph">
      <style:paragraph-properties fo:margin-top="0cm" fo:margin-bottom="0.353cm" fo:line-height="115%" style:writing-mode="lr-tb"/>
    </style:style>
    <style:style style:name="P28" style:family="paragraph">
      <style:paragraph-properties fo:margin-top="0cm" fo:margin-bottom="0cm" fo:line-height="100%" style:writing-mode="lr-tb"/>
    </style:style>
    <style:style style:name="P29" style:family="paragraph">
      <style:paragraph-properties style:line-height-at-least="0.1cm"/>
    </style:style>
    <style:style style:name="P30" style:family="paragraph">
      <style:paragraph-properties fo:text-align="center" style:writing-mode="lr-tb"/>
    </style:style>
    <style:style style:name="P31" style:family="paragraph">
      <style:paragraph-properties fo:margin-top="0cm" fo:margin-bottom="0cm" fo:line-height="115%" fo:text-align="start" style:writing-mode="lr-tb"/>
    </style:style>
    <style:style style:name="P32" style:family="paragraph">
      <style:paragraph-properties fo:margin-top="0cm" fo:margin-bottom="0cm" fo:line-height="115%" style:writing-mode="lr-tb"/>
    </style:style>
    <style:style style:name="P33" style:family="paragraph">
      <style:paragraph-properties fo:margin-top="0cm" fo:margin-bottom="0cm" fo:line-height="100%" fo:text-align="center" style:writing-mode="lr-tb"/>
      <style:text-properties fo:font-size="10pt" style:font-size-asian="10pt" style:font-size-complex="10pt"/>
    </style:style>
    <style:style style:name="P34" style:family="paragraph">
      <style:paragraph-properties fo:text-align="center"/>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language="en" fo:country="US" fo:background-color="#ffff00"/>
    </style:style>
    <style:style style:name="T6"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7" style:family="text">
      <style:text-properties fo:background-color="#ffff99"/>
    </style:style>
    <style:style style:name="T8"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9"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1"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2"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27" draw:id="id1" svg:width="6.43cm" svg:height="3.155cm" svg:x="2.417cm" svg:y="7.281cm">
        <text:p text:style-name="P24"><text:span text:style-name="T8">TESTATA DOCUMENTO</text:span></text:p>
        <text:p text:style-name="P25"><text:span text:style-name="T8">Tesdoc</text:span></text:p>
        <text:p text:style-name="P26"><text:span text:style-name="T9">nrmagsrc</text:span></text:p>
        <text:p text:style-name="P26"><text:span text:style-name="T9">nrmagdst</text:span></text:p>
        <text:p text:style-name="P26"><text:span text:style-name="T8">sconto</text:span></text:p>
        <text:p text:style-name="P26"><text:span text:style-name="T9">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27" draw:id="id4" svg:width="6.963cm" svg:height="3.784cm" svg:x="11.938cm" svg:y="5.295cm">
        <text:p text:style-name="P25"><text:span text:style-name="T8">CAUSALI MAGAZZINO</text:span></text:p>
        <text:p text:style-name="P25"><text:span text:style-name="T8">Causmag</text:span></text:p>
        <text:p text:style-name="P28"><text:span text:style-name="T9">tipo</text:span><text:span text:style-name="T8">: usc/ent/trasf</text:span></text:p>
        <text:p text:style-name="P28"><text:span text:style-name="T9">tipo_doc</text:span><text:span text:style-name="T10">:</text:span></text:p>
        <text:p text:style-name="P29"><text:span text:style-name="T9">movimpmag</text:span><text:span text:style-name="T8">:Mov/Imp/Nul</text:span></text:p>
        <text:p text:style-name="P29"><text:span text:style-name="T9">contabile</text:span><text:span text:style-name="T8">: S/N</text:span></text:p>
        <text:p text:style-name="P29"><text:span text:style-name="T9">nrmagsrc</text:span><text:span text:style-name="T8">:Proposto su tesdoc</text:span></text:p>
        <text:p text:style-name="P29"><text:span text:style-name="T9">nrmagdst</text:span><text:span text:style-name="T8">: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0" draw:type="line" svg:x1="5.632cm" svg:y1="10.435cm" svg:x2="5.644cm" svg:y2="11.652cm" draw:start-shape="id1" draw:start-glue-point="6" draw:end-shape="id2" svg:d="m3193 5916 7 690">
        <text:p/>
      </draw:connector>
      <draw:custom-shape text:anchor-type="page" text:anchor-page-number="1" draw:z-index="3" draw:style-name="gr1" draw:text-style-name="P32" draw:id="id3" svg:width="6.989cm" svg:height="2.654cm" svg:x="11.938cm" svg:y="11.804cm">
        <text:p text:style-name="P24"><text:span text:style-name="T8">CONTI CLIENTI/FORNITORI</text:span></text:p>
        <text:p text:style-name="P25"><text:span text:style-name="T8">Conto</text:span></text:p>
        <text:p text:style-name="P31"><text:span text:style-name="T9">tipoconto</text:span><text:span text:style-name="T8">: C/F/A (cliente/fornitore/altro)</text:span></text:p>
        <text:p text:style-name="P31"><text:span text:style-name="T8">sconto</text:span></text:p>
        <text:p text:style-name="P31"><text:span text:style-name="T9">tipopeo</text:span><text:span text:style-name="T11">: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0" draw:type="line" svg:x1="11.938cm" svg:y1="13.13cm" svg:x2="8.846cm" svg:y2="8.858cm" draw:start-shape="id3" draw:end-shape="id1" draw:end-glue-point="7" svg:d="m6768 7444-1753-2422">
        <text:p/>
      </draw:connector>
      <draw:connector text:anchor-type="page" text:anchor-page-number="1" draw:z-index="5" draw:style-name="gr3" draw:text-style-name="P30" draw:type="line" svg:x1="11.938cm" svg:y1="7.186cm" svg:x2="8.846cm" svg:y2="8.858cm" draw:start-shape="id4" draw:end-shape="id1" draw:end-glue-point="7" svg:d="m6768 4074-1753 948">
        <text:p/>
      </draw:connector>
      <draw:custom-shape text:anchor-type="page" text:anchor-page-number="1" draw:z-index="6" draw:style-name="gr1" draw:text-style-name="P27" draw:id="id2" svg:width="4.717cm" svg:height="2.467cm" svg:x="3.286cm" svg:y="11.652cm">
        <text:p text:style-name="P24"><text:span text:style-name="T8">RIGHE DOCUMENTO</text:span></text:p>
        <text:p text:style-name="P25"><text:span text:style-name="T8">Rigdoc</text:span></text:p>
        <text:p text:style-name="P26"><text:span text:style-name="T8">sconto</text:span></text:p>
        <text:p text:style-name="P26"><text:span text:style-name="T8">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27" draw:id="id9" svg:width="4.717cm" svg:height="2.467cm" svg:x="3.286cm" svg:y="15.909cm">
        <text:p text:style-name="P24"><text:span text:style-name="T8">ARTICOLI DI MAGAZZINO</text:span></text:p>
        <text:p text:style-name="P25"><text:span text:style-name="T8">Article</text:span></text:p>
        <text:p text:style-name="P26"><text:span text:style-name="T8">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4" draw:id="id5" svg:width="6.963cm" svg:height="1.773cm" svg:x="11.938cm" svg:y="15.138cm">
        <text:p text:style-name="P24"><text:span text:style-name="T8">ANAGRAFICA GENERALE</text:span></text:p>
        <text:p text:style-name="P25"><text:span text:style-name="T8">Anagen</text:span></text:p>
        <text:p text:style-name="P26"><text:span text:style-name="T9">tipo</text:span><text:span text:style-name="T11">: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3" draw:id="id6" svg:width="6.989cm" svg:height="3.74cm" svg:x="11.938cm" svg:y="17.784cm">
        <text:p text:style-name="P25"><text:span text:style-name="T12">INDIRIZZI ANAGRAFICI</text:span></text:p>
        <text:p text:style-name="P25"><text:span text:style-name="T12">Anaind</text:span></text:p>
        <text:p text:style-name="P25"><text:span text:style-name="T12"/></text:p>
        <text:p text:style-name="P28"><text:span text:style-name="T12">flsl: Flag sede legale</text:span></text:p>
        <text:p text:style-name="P28"><text:span text:style-name="T12">flsp: Flag indir. spedizione</text:span></text:p>
        <text:p text:style-name="P28"><text:span text:style-name="T12">flmg: Flag Indir. di magazzino</text:span></text:p>
        <text:p text:style-name="P28"><text:span text:style-name="T9">nrmag</text:span><text:span text:style-name="T12">: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0" draw:type="line" svg:x1="15.42cm" svg:y1="15.138cm" svg:x2="15.432cm" svg:y2="14.457cm" draw:start-shape="id5" draw:start-glue-point="4" draw:end-shape="id3" svg:d="m8742 8582 7-386">
        <text:p/>
      </draw:connector>
      <draw:connector text:anchor-type="page" text:anchor-page-number="1" draw:z-index="11" draw:style-name="gr2" draw:text-style-name="P30" draw:type="line" svg:x1="15.42cm" svg:y1="16.91cm" svg:x2="15.432cm" svg:y2="17.784cm" draw:start-shape="id5" draw:start-glue-point="6" draw:end-shape="id6" draw:end-glue-point="4" svg:d="m8742 9587 7 495">
        <text:p/>
      </draw:connector>
      <draw:custom-shape text:anchor-type="page" text:anchor-page-number="1" draw:z-index="12" draw:style-name="gr1" draw:text-style-name="P27" draw:id="id7" svg:width="4.717cm" svg:height="1.826cm" svg:x="13.1cm" svg:y="22.752cm">
        <text:p text:style-name="P24"><text:span text:style-name="T8">COMUNI ITALIANI</text:span></text:p>
        <text:p text:style-name="P24"><text:span text:style-name="T8">CITTA' <text:s/>STRANIERE</text:span></text:p>
        <text:p text:style-name="P25"><text:span text:style-name="T8">Localita</text:span></text:p>
        <text:p text:style-name="P26"><text:span text:style-name="T8"/></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0" draw:type="line" svg:x1="15.459cm" svg:y1="22.752cm" svg:x2="15.432cm" svg:y2="21.523cm" draw:start-shape="id7" draw:start-glue-point="4" draw:end-shape="id6" svg:d="m8764 12899-15-697">
        <text:p/>
      </draw:connector>
      <draw:custom-shape text:anchor-type="page" text:anchor-page-number="1" draw:z-index="14" draw:style-name="gr1" draw:text-style-name="P27" draw:id="id8" svg:width="4.717cm" svg:height="1.654cm" svg:x="13.127cm" svg:y="25.418cm">
        <text:p text:style-name="P24"><text:span text:style-name="T8">PAESI/STATI ESTERI</text:span></text:p>
        <text:p text:style-name="P25"><text:span text:style-name="T8">Paesi</text:span></text:p>
        <text:p text:style-name="P29"><text:span text:style-name="T9">tpeu</text:span><text:span text:style-name="T11">: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0" draw:type="line" svg:x1="15.485cm" svg:y1="25.418cm" svg:x2="15.459cm" svg:y2="24.578cm" draw:start-shape="id8" draw:end-shape="id7" draw:end-glue-point="6" svg:d="m8779 14410-15-476">
        <text:p/>
      </draw:connector>
      <draw:connector text:anchor-type="page" text:anchor-page-number="1" draw:z-index="16" draw:style-name="gr3" draw:text-style-name="P30" draw:type="line" svg:x1="5.644cm" svg:y1="15.909cm" svg:x2="5.644cm" svg:y2="14.118cm" draw:start-shape="id9" draw:start-glue-point="4" draw:end-shape="id2" draw:end-glue-point="6" svg:d="m3200 9019v-1015">
        <text:p/>
      </draw:connector>
      <draw:line text:anchor-type="page" text:anchor-page-number="1" draw:z-index="18" draw:style-name="gr5" draw:text-style-name="P34" svg:x1="12.312cm" svg:y1="20.958cm" svg:x2="4.424cm" svg:y2="9.031cm">
        <text:p/>
      </draw:line>
      <draw:custom-shape text:anchor-type="page" text:anchor-page-number="1" draw:z-index="29" draw:style-name="gr1" draw:text-style-name="P27" draw:id="id10" svg:width="6.963cm" svg:height="1.959cm" svg:x="11.938cm" svg:y="9.687cm">
        <text:p text:style-name="P25"><text:span text:style-name="T8">CAUSALI CONTABILI</text:span></text:p>
        <text:p text:style-name="P25"><text:span text:style-name="T8">Causali</text:span></text:p>
        <text:p text:style-name="P28"><text:span text:style-name="T9">tipoiva</text:span><text:span text:style-name="T8">: S/N</text:span></text:p>
        <text:p text:style-name="P28"><text:span text:style-name="T9">tiporeg</text:span><text:span text:style-name="T8">: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0" draw:type="line" svg:x1="15.42cm" svg:y1="9.687cm" svg:x2="15.42cm" svg:y2="9.079cm" draw:start-shape="id10" draw:start-glue-point="4" draw:end-shape="id4" draw:end-glue-point="6" svg:d="m8742 5492v-345">
        <text:p/>
      </draw:connector>
      <text:p text:style-name="P14"/>
      <text:p text:style-name="P13">RELAZIONI MODELLI </text:p>
      <text:p text:style-name="P13">ATTRIBUTI SIGNIFICATIVI</text:p>
      <text:p text:style-name="P13"/>
      <text:p text:style-name="Standard"><draw:line text:anchor-type="paragraph" draw:z-index="21" draw:style-name="gr4" draw:text-style-name="P34" svg:x1="10.312cm" svg:y1="-0.018cm" svg:x2="2.424cm" svg:y2="1.972cm"><text:p/></draw:line><draw:line text:anchor-type="paragraph" draw:z-index="23" draw:style-name="gr4" draw:text-style-name="P34" svg:x1="10.312cm" svg:y1="-0.018cm" svg:x2="2.424cm" svg:y2="2.369cm"><text:p/></draw:line></text:p>
      <text:p text:style-name="P1"/>
      <text:p text:style-name="P1"><draw:line text:anchor-type="paragraph" draw:z-index="17" draw:style-name="gr4" draw:text-style-name="P34" svg:x1="10.312cm" svg:y1="12.501cm" svg:x2="2.424cm" svg:y2="0.178cm"><text:p/></draw:line><draw:line text:anchor-type="paragraph" draw:z-index="19" draw:style-name="gr4" draw:text-style-name="P34" svg:x1="10.323cm" svg:y1="-0.041cm" svg:x2="2.424cm" svg:y2="0.176cm"><text:p/></draw:line><draw:line text:anchor-type="paragraph" draw:z-index="20" draw:style-name="gr4" draw:text-style-name="P34" svg:x1="10.323cm" svg:y1="0.356cm" svg:x2="2.424cm" svg:y2="0.573cm"><text:p/></draw:line></text:p>
      <text:p text:style-name="P1"><draw:line text:anchor-type="paragraph" draw:z-index="24" draw:style-name="gr4" draw:text-style-name="P34" svg:x1="10.312cm" svg:y1="4.353cm" svg:x2="1.923cm" svg:y2="0.127cm"><text:p/></draw:line><draw:line text:anchor-type="paragraph" draw:z-index="25" draw:style-name="gr4" draw:text-style-name="P34" svg:x1="0.733cm" svg:y1="0.074cm" svg:x2="2.712cm" svg:y2="3.599cm"><text:p/></draw:line></text:p>
      <text:p text:style-name="Standard"/>
      <text:p text:style-name="Standard"/>
      <text:p text:style-name="Standard"/>
      <text:p text:style-name="Standard"><draw:line text:anchor-type="paragraph" draw:z-index="22" draw:style-name="gr4" draw:text-style-name="P34" svg:x1="1.498cm" svg:y1="4.38cm" svg:x2="2.712cm" svg:y2="0.431cm"><text:p/></draw:line></text:p>
      <text:p text:style-name="Standard"/>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4" draw:text-style-name="P34" svg:x1="0.205cm" svg:y1="0.231cm" svg:x2="1.422cm" svg:y2="0.231cm"><text:p/></draw:line><text:tab/>Dato propositivo</text:p>
      <text:p text:style-name="P3"><draw:line text:anchor-type="paragraph" draw:z-index="27" draw:style-name="gr6" draw:text-style-name="P34" svg:x1="0.231cm" svg:y1="0.341cm" svg:x2="1.448cm" svg:y2="0.341cm"><text:p/></draw:line><text:tab/>Relazione 1 a molti (FK) (cascade delete)</text:p>
      <text:p text:style-name="P3"><draw:line text:anchor-type="paragraph" draw:z-index="28" draw:style-name="gr7" draw:text-style-name="P34" svg:x1="0.231cm" svg:y1="0.342cm" svg:x2="1.448cm" svg:y2="0.342cm"><text:p/></draw:line><text:tab/>Relazione 1 a molti (FK) (error delete)</text:p>
      <text:p text:style-name="P3"><text:s text:c="3"/><text:span text:style-name="T6"><text:s/>______</text:span> <text:tab/>Decodifica sul file di parametrizzazione (parameter.yml)</text:p>
      <text:p text:style-name="P3"/>
      <text:p text:style-name="P4"><text:soft-page-break/></text:p>
      <text:p text:style-name="P4">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2"/>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1"><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text:soft-page-break/></text:p>
      <text:p text:style-name="P5">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odulo"<text:tab/>:limit =&gt; 50</text:p>
      <text:p text:style-name="P5"/>
      <text:p text:style-name="P5"><text:s text:c="2"/>add_index "causmags", ["azienda", "descriz"], :name =&gt; "idx_causmags_on_descriz", :unique =&gt; true</text:p>
      <text:p text:style-name="P5"/>
      <text:p text:style-name="P5">TIPO_DOC contiene un numero da 0 a 9 (vedi codifica su file di parametrizzazione) e identifica il gruppo di appartenenza della causale di magazzino</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ODULO = Nome del prototipo di stampa</text:p>
      <text:p text:style-name="P15">Causali di magazzino<text:tab/>MovMag<text:tab/>Ent./Usc.<text:tab/>Contabile<text:tab/>MagCli<text:tab/>Cli/For (sulla tab.conto)</text:p>
      <text:p text:style-name="P21">DDT C/Assoluto<text:tab/>SI<text:tab/>U<text:tab/><text:tab/> <text:s/>*<text:tab/><text:tab/>C</text:p>
      <text:p text:style-name="P21">Fatt. Riep. C/Assoluto<text:tab/><text:tab/>U<text:tab/>S<text:tab/> <text:s/><text:tab/><text:tab/>C</text:p>
      <text:p text:style-name="P17">DDT C/Vendita<text:tab/>SI<text:tab/>U<text:tab/><text:tab/>S*<text:tab/><text:tab/>C</text:p>
      <text:p text:style-name="P17">FATT. Rendic. Vendite<text:tab/><text:tab/>U<text:tab/>S<text:tab/>S<text:tab/><text:tab/>C</text:p>
      <text:p text:style-name="P21">FATT. Immediata<text:tab/>SI<text:tab/>U<text:tab/>S<text:tab/> <text:s/><text:tab/><text:tab/>C</text:p>
      <text:p text:style-name="P18"><text:span text:style-name="T5">ACQ da Fornitore<text:tab/>SI<text:tab/>E<text:tab/>S<text:tab/> <text:s/><text:tab/><text:tab/>F</text:span></text:p>
      <text:p text:style-name="P22">--------------------------------------------------------------------------------------------</text:p>
      <text:p text:style-name="P18"><text:span text:style-name="T4">RESO da C/assoluto<text:tab/>SI</text:span><text:span text:style-name="T7"><text:tab/>E<text:tab/><text:tab/> <text:s/>*<text:tab/><text:tab/>C</text:span></text:p>
      <text:p text:style-name="P16">NC. Riep. C/Assoluto<text:tab/><text:tab/>E<text:tab/>S<text:tab/> <text:s/><text:tab/><text:tab/>C</text:p>
      <text:p text:style-name="P17">RESO da C/Vendita<text:tab/>SI<text:tab/>E<text:tab/><text:tab/>S*<text:tab/><text:tab/>C</text:p>
      <text:p text:style-name="P17">NC. Rendic. Resi<text:tab/><text:tab/>E<text:tab/>S<text:tab/>S<text:tab/><text:tab/>C</text:p>
      <text:p text:style-name="P19"><text:span text:style-name="T3">NC. Immediata<text:tab/>SI<text:tab/>E<text:tab/>S<text:tab/> <text:s/><text:tab/><text:tab/>C</text:span></text:p>
      <text:p text:style-name="P20"><text:span text:style-name="T3">RESO a Fornitore<text:tab/></text:span>SI<text:tab/>U<text:tab/>S<text:tab/> <text:s/><text:tab/><text:tab/>F</text:p>
      <text:p text:style-name="P17"/>
      <text:p text:style-name="P23"/>
      <text:p text:style-name="P5">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12"/>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text:s text:c="2"/>add_index "localitas", ["descriz"], :name =&gt; "idx_localitas_on_descriz", :unique =&gt; true</text:p>
      <text:p text:style-name="P5"><text:s text:c="2"/>add_index "localitas", ["paese_id"], :name =&gt; "index_localitas_on_paese_id"</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
      <text:p text:style-name="P5"><text:s text:c="2"/>add_index "paeses", ["descriz"], :name =&gt; "idx_paeses_on_descriz", :unique =&gt; true</text:p>
      <text:p text:style-name="P5"/>
      <text:p text:style-name="P5">TPEU: E=Europeo – X=eXtraeuropeo – N=Da assengare</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5"/>
      <text:p text:style-name="P12"/>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
      <text:p text:style-name="P5"><text:s text:c="2"/>add_index "causales", ["azienda", "descriz"], :name =&gt; "idx_causales_on_descriz", :unique =&gt; true</text:p>
      <text:p text:style-name="P5"/>
      <text:p text:style-name="P5">TIPOREG e TIPOIVA sono dei flag S/N</text:p>
      <text:p text:style-name="P5"/>
      <text:p text:style-name="P5">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
      <text:p text:style-name="P5"><text:s text:c="2"/>add_index "tesdocs", ["causmag_id"], :name =&gt; "index_tesdocs_on_causmag_id"</text:p>
      <text:p text:style-name="P5"><text:s text:c="2"/>add_index "tesdocs", ["conto_id"], :name =&gt; "index_tesdocs_on_conto_id"</text:p>
      <text:p text:style-name="P5"/>
      <text:p text:style-name="P5">NRMAGSRC e NRMAGDST vengono valorizzati tramite la relazione con CAUSMAG in base al valore del campo CAUSMAGS.tipo:</text:p>
      <text:p text:style-name="P5"/>
      <text:p text:style-name="P10">CAUSMAGS.TIPO<text:tab/>CAUSMAGS.NRMAGSRC<text:tab/>CAUSMAGS.NRMAGDST</text:p>
      <text:p text:style-name="P7"><text:tab/>E<text:tab/>TESDOC.ANAGEN(MAGS)<text:tab/>ANARIF(MAGS)</text:p>
      <text:p text:style-name="P9"><text:tab/>U<text:tab/>ANARIF(MAGS)<text:tab/>TESDOC.ANAGEN(MAGS)</text:p>
      <text:p text:style-name="P6"><text:tab/>T<text:tab/>ANARIF(MAGS)<text:tab/>ANARIF(MAGS)</text:p>
      <text:p text:style-name="P8"/>
      <text:p text:style-name="P7">TESDOC.ANAGEN(MAGS) = Magazzini disponibili per l'anagrafica della testata</text:p>
      <text:p text:style-name="P7">ANARIF(MAGS) = Magazzini disponibili per l'anagrafica di riferimento (azienda)</text:p>
      <text:p text:style-name="P7"/>
      <text:p text:style-name="P7">Il gestionale propone <text:s/>nella testata il magazzino specificato nella CAUSMAG se, in base alle regole schematizzate sopra, tale magazzino appartiene all'anagrafica altrimenti propone come default 0 = Nessun magazz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od01</meta:initial-creator>
    <meta:creation-date>2012-05-08T12:14:00</meta:creation-date>
    <dc:date>2012-06-06T01:48:15.11</dc:date>
    <meta:editing-cycles>73</meta:editing-cycles>
    <meta:editing-duration>PT39H13M35S</meta:editing-duration>
    <meta:generator>OpenOffice.org/3.2$Win32 OpenOffice.org_project/320m12$Build-9483</meta:generator>
    <meta:print-date>2012-06-05T10:41:06.47</meta:print-date>
    <dc:creator>a z</dc:creator>
    <meta:document-statistic meta:table-count="0" meta:image-count="0" meta:object-count="0" meta:page-count="7" meta:paragraph-count="168" meta:word-count="1553" meta:character-count="11034"/>
  </office:meta>
</office:document-meta>
</file>